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stem-ui" svg:font-family="system-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center" style:justify-single-word="false" fo:orphans="2" fo:widows="2" fo:text-indent="0in" style:auto-text-indent="false"/>
    </style:style>
    <style:style style:name="P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system-ui" fo:font-size="14pt" fo:letter-spacing="normal" fo:font-style="normal" fo:font-weight="normal"/>
    </style:style>
    <style:style style:name="P3" style:family="paragraph" style:parent-style-name="Standard">
      <style:text-properties fo:color="#000000"/>
    </style:style>
    <style:style style:name="T1" style:family="text">
      <style:text-properties fo:font-variant="normal" fo:text-transform="none" fo:color="#ffffff" style:font-name="system-ui" fo:font-size="14pt" fo:letter-spacing="normal" fo:font-style="normal" fo:font-weight="normal"/>
    </style:style>
    <style:style style:name="T2" style:family="text">
      <style:text-properties fo:font-variant="normal" fo:text-transform="none" style:font-name="system-ui" fo:font-size="14pt" fo:letter-spacing="normal" fo:font-style="normal" fo:font-weight="normal"/>
    </style:style>
    <style:style style:name="T3" style:family="text">
      <style:text-properties fo:font-variant="normal" fo:text-transform="none" fo:color="#800000" style:font-name="system-ui" fo:font-size="14pt" fo:letter-spacing="normal" fo:font-style="normal" fo:font-weight="normal"/>
    </style:style>
    <style:style style:name="T4" style:family="text">
      <style:text-properties fo:font-variant="normal" fo:text-transform="none" fo:color="#000000" style:font-name="system-ui"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t first Nog wasn't the friendliest guy. He didn't like </text:span><text:span text:style-name="Emphasis"><text:span text:style-name="T4">hu-mons </text:span></text:span><text:span text:style-name="T4">and thought profit was the only goal in life. Nog started out his early teen years working at his uncle, Quark's, bar. When the Cardassians left, what became Deep Space Nine, there was an influx of Federation citizens and adventurers.</text:span></text:p>
      <text:p text:style-name="P1"><text:span text:style-name="T4">Nog becomes friends with Jake Sisco, the son of the new station commander. Their starts off a little rocky but they find camaraderie goofing off and getting into mischief. His friendship with Jake exposes Nog to Starfleet officers on a regular basis. Nog learns more about humans even though his uncle Quark constantly warns him to stay away from the Federation and </text:span><text:span text:style-name="Emphasis"><text:span text:style-name="T4">hu-mons</text:span></text:span><text:span text:style-name="T4">.</text:span></text:p>
      <text:p text:style-name="P2">After some hesitation because of the reputation of Ferengi Nog becomes a regular in the Sisco quarters as the commander decides to get to know Jake's closest friend. Jake and Nog are often doing homework together, or at least pretending to. Nog struggles with school but muddles through despite his father, Rom, and his uncle Quark warnings against it.</text:p>
      <text:p text:style-name="P2">Nog reaches a turning point when he decides to apply for Starfleet academy. Commander Sisco puts Nog through a series of tests to gauge whether Nog is serious. Nog needs a recommendation from someone who high ranking because there are no Ferengi in Starfleet and the relationship between the Ferengi and the Federation is barely amicable. Sisco sees how dedicated Nog is and puts suggests him for the academy.</text:p>
      <text:p text:style-name="P2">Quark tries to keep Nog from going to Starfleet but fails. Nog leaves for San Fransisco to start his studies. Rom is inspired by his son and eventually decides to get work on the station outside of the bar, eventually becomin a valuable member of the engineering staff under Chief O'Brian.</text:p>
      <text:p text:style-name="P2">While on Earth, Nog visited the Joseph Sisco's restaurant in New Orleans regularly. While at the academy Nog helped Benjamin Sisco during an attack on Earth by the Founders that ended up being part of an attempted coup to enact marshal law.</text:p>
      <text:p text:style-name="P2">His sophemore year Nog returned to Deep Space Nine. Jake and Nog became roomates as Jake moved out of the quarters he shared with his father. Being roommates almost ended their friendship. Jake was an aspiring writer that spent his time seemingly lounging around waiting for inspiration and not cleaning up after himself while Nog had become used to military presicion. Nog and Jake clashed and ended <text:soft-page-break/>up in the brig on trumped up charges as the boys family tried to force a mending to their friendshi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stem-ui" svg:font-family="system-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 Sativa Aguayo</meta:initial-creator>
    <meta:creation-date>2021-09-14T20:05:51.21</meta:creation-date>
    <meta:document-statistic meta:table-count="0" meta:image-count="0" meta:object-count="0" meta:page-count="2" meta:paragraph-count="7" meta:word-count="422" meta:character-count="2464"/>
    <dc:date>2021-09-14T20:12:13.36</dc:date>
    <dc:creator>Bria Sativa Aguayo</dc:creator>
    <meta:editing-duration>PT6M23S</meta:editing-duration>
    <meta:editing-cycles>1</meta:editing-cycles>
    <meta:generator>OpenOffice/4.1.8$Win32 OpenOffice.org_project/418m3$Build-9803</meta:generator>
  </office:meta>
</office:document-meta>
</file>